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officeooo:rsid="00059265" officeooo:paragraph-rsid="00059265"/>
    </style:style>
    <style:style style:name="P2" style:family="paragraph" style:parent-style-name="Standard">
      <style:text-properties fo:language="es" fo:country="ES" officeooo:rsid="00059265" officeooo:paragraph-rsid="000911e6"/>
    </style:style>
    <style:style style:name="P3" style:family="paragraph" style:parent-style-name="Standard">
      <style:text-properties fo:language="es" fo:country="ES" officeooo:rsid="0006d03c" officeooo:paragraph-rsid="0006d03c"/>
    </style:style>
    <style:style style:name="P4" style:family="paragraph" style:parent-style-name="Standard">
      <style:text-properties fo:language="es" fo:country="ES" officeooo:paragraph-rsid="000911e6"/>
    </style:style>
    <style:style style:name="P5" style:family="paragraph" style:parent-style-name="Standard">
      <style:text-properties fo:language="es" fo:country="ES" officeooo:rsid="000911e6" officeooo:paragraph-rsid="000911e6"/>
    </style:style>
    <style:style style:name="P6" style:family="paragraph" style:parent-style-name="Standard">
      <style:text-properties fo:language="es" fo:country="ES" officeooo:rsid="000a0e22" officeooo:paragraph-rsid="000a0e22"/>
    </style:style>
    <style:style style:name="P7" style:family="paragraph" style:parent-style-name="Standard">
      <style:text-properties fo:language="es" fo:country="ES" officeooo:rsid="000b0dda" officeooo:paragraph-rsid="000b0dda"/>
    </style:style>
    <style:style style:name="P8" style:family="paragraph" style:parent-style-name="Standard">
      <style:text-properties fo:language="es" fo:country="ES" officeooo:rsid="000ce45f" officeooo:paragraph-rsid="000ce45f"/>
    </style:style>
    <style:style style:name="P9" style:family="paragraph" style:parent-style-name="Standard">
      <style:text-properties fo:font-size="12pt" fo:language="es" fo:country="ES" officeooo:paragraph-rsid="000911e6" style:font-size-asian="12pt" style:font-size-complex="12pt"/>
    </style:style>
    <style:style style:name="P10" style:family="paragraph" style:parent-style-name="Standard">
      <style:text-properties fo:language="fr" fo:country="FR" officeooo:rsid="00059265" officeooo:paragraph-rsid="00059265"/>
    </style:style>
    <style:style style:name="P11" style:family="paragraph" style:parent-style-name="Standard">
      <style:text-properties fo:language="fr" fo:country="FR" officeooo:rsid="0006d03c" officeooo:paragraph-rsid="0006d03c"/>
    </style:style>
    <style:style style:name="P12" style:family="paragraph" style:parent-style-name="Standard">
      <style:text-properties fo:language="fr" fo:country="FR" officeooo:rsid="000a0e22" officeooo:paragraph-rsid="000a0e22"/>
    </style:style>
    <style:style style:name="P13" style:family="paragraph" style:parent-style-name="Standard">
      <style:text-properties fo:language="fr" fo:country="FR" officeooo:rsid="000b0dda" officeooo:paragraph-rsid="000b0dda"/>
    </style:style>
    <style:style style:name="P14" style:family="paragraph" style:parent-style-name="Standard">
      <style:text-properties fo:language="zxx" fo:country="none" officeooo:rsid="0006d03c" officeooo:paragraph-rsid="0006d03c" style:language-asian="zxx" style:country-asian="none" style:language-complex="zxx" style:country-complex="none"/>
    </style:style>
    <style:style style:name="P15" style:family="paragraph" style:parent-style-name="Table_20_Contents">
      <style:paragraph-properties fo:text-align="center" style:justify-single-word="false"/>
      <style:text-properties fo:language="fr" fo:country="FR" officeooo:rsid="000ce45f" officeooo:paragraph-rsid="000ce45f"/>
    </style:style>
    <style:style style:name="P16" style:family="paragraph" style:parent-style-name="Table_20_Contents">
      <style:text-properties fo:language="es" fo:country="ES" officeooo:rsid="000ce45f" officeooo:paragraph-rsid="000ce45f"/>
    </style:style>
    <style:style style:name="P17" style:family="paragraph" style:parent-style-name="Standard" style:master-page-name="Standard">
      <style:paragraph-properties style:page-number="auto"/>
      <style:text-properties fo:font-size="12pt" fo:language="es" fo:country="ES" officeooo:paragraph-rsid="000911e6" style:font-size-asian="12pt" style:font-size-complex="12pt"/>
    </style:style>
    <style:style style:name="P18" style:family="paragraph" style:parent-style-name="Standard">
      <style:text-properties fo:font-size="12pt" fo:language="es" fo:country="ES" officeooo:paragraph-rsid="000911e6" style:font-size-asian="12pt" style:font-size-complex="12pt"/>
    </style:style>
    <style:style style:name="P19" style:family="paragraph" style:parent-style-name="Standard">
      <style:text-properties fo:language="es" fo:country="ES" officeooo:rsid="000ce45f" officeooo:paragraph-rsid="000ce45f"/>
    </style:style>
    <style:style style:name="P20" style:family="paragraph" style:parent-style-name="Standard">
      <style:text-properties fo:language="es" fo:country="ES" officeooo:rsid="000f6054" officeooo:paragraph-rsid="000f6054"/>
    </style:style>
    <style:style style:name="P21" style:family="paragraph" style:parent-style-name="Standard">
      <style:text-properties fo:language="es" fo:country="ES" officeooo:rsid="000f7be7" officeooo:paragraph-rsid="000f7be7"/>
    </style:style>
    <style:style style:name="P22" style:family="paragraph" style:parent-style-name="Standard">
      <style:text-properties fo:language="fr" fo:country="FR" officeooo:rsid="000f6054" officeooo:paragraph-rsid="000f6054"/>
    </style:style>
    <style:style style:name="P23" style:family="paragraph" style:parent-style-name="Standard">
      <style:text-properties fo:language="fr" fo:country="FR" officeooo:rsid="000f7be7" officeooo:paragraph-rsid="000f7be7"/>
    </style:style>
    <style:style style:name="P24" style:family="paragraph" style:parent-style-name="Standard">
      <style:text-properties fo:language="fr" fo:country="FR" officeooo:rsid="000ffe89" officeooo:paragraph-rsid="000ffe89"/>
    </style:style>
    <style:style style:name="P25" style:family="paragraph" style:parent-style-name="Standard">
      <style:text-properties fo:language="fr" fo:country="FR" officeooo:rsid="00104687" officeooo:paragraph-rsid="00104687"/>
    </style:style>
    <style:style style:name="P26" style:family="paragraph" style:parent-style-name="Standard">
      <style:text-properties style:font-name="Lucida Console" fo:language="ru" fo:country="RU" officeooo:rsid="00104687" officeooo:paragraph-rsid="00104687"/>
    </style:style>
    <style:style style:name="P27" style:family="paragraph" style:parent-style-name="Standard">
      <style:paragraph-properties fo:break-before="page"/>
      <style:text-properties fo:language="fr" fo:country="FR" officeooo:rsid="000f6054" officeooo:paragraph-rsid="000f6054"/>
    </style:style>
    <style:style style:name="P28" style:family="paragraph" style:parent-style-name="Table_20_Contents">
      <style:paragraph-properties fo:text-align="center" style:justify-single-word="false"/>
      <style:text-properties fo:language="es" fo:country="ES" officeooo:rsid="000f6054" officeooo:paragraph-rsid="000f6054"/>
    </style:style>
    <style:style style:name="P29" style:family="paragraph" style:parent-style-name="Table_20_Contents">
      <style:text-properties fo:language="es" fo:country="ES" officeooo:rsid="000f6054" officeooo:paragraph-rsid="000f6054"/>
    </style:style>
    <style:style style:name="P30" style:family="paragraph" style:parent-style-name="Table_20_Contents">
      <style:text-properties fo:language="es" fo:country="ES" officeooo:rsid="000ffe89" officeooo:paragraph-rsid="000ffe89"/>
    </style:style>
    <style:style style:name="P31" style:family="paragraph" style:parent-style-name="Table_20_Contents">
      <style:text-properties fo:language="fr" fo:country="FR" officeooo:rsid="000ffe89" officeooo:paragraph-rsid="000ffe89"/>
    </style:style>
    <style:style style:name="T1" style:family="text">
      <style:text-properties fo:font-size="12pt" style:font-size-asian="12pt" style:font-size-complex="12pt"/>
    </style:style>
    <style:style style:name="T2" style:family="text">
      <style:text-properties fo:font-size="12pt" officeooo:rsid="000911e6" style:font-size-asian="12pt" style:font-size-complex="12pt"/>
    </style:style>
    <style:style style:name="T3" style:family="text">
      <style:text-properties fo:font-size="12pt" fo:language="en" fo:country="US" style:font-size-asian="12pt" style:font-size-complex="12pt"/>
    </style:style>
    <style:style style:name="T4" style:family="text">
      <style:text-properties fo:font-size="12pt" fo:language="fr" fo:country="FR" style:font-size-asian="12pt" style:font-size-complex="12pt"/>
    </style:style>
    <style:style style:name="T5" style:family="text">
      <style:text-properties fo:font-size="12pt" fo:language="fr" fo:country="FR" officeooo:rsid="000911e6" style:font-size-asian="12pt" style:font-size-complex="12pt"/>
    </style:style>
    <style:style style:name="T6" style:family="text">
      <style:text-properties fo:font-size="12pt" fo:language="fr" fo:country="FR" officeooo:rsid="000f6054" style:font-size-asian="12pt" style:font-size-complex="12pt"/>
    </style:style>
    <style:style style:name="T7" style:family="text">
      <style:text-properties fo:font-size="12pt" fo:language="zxx" fo:country="none" style:font-size-asian="12pt" style:language-asian="zxx" style:country-asian="none" style:font-size-complex="12pt" style:language-complex="zxx" style:country-complex="none"/>
    </style:style>
    <style:style style:name="T8" style:family="text">
      <style:text-properties officeooo:rsid="000911e6"/>
    </style:style>
    <style:style style:name="T9" style:family="text">
      <style:text-properties fo:language="fr" fo:country="FR"/>
    </style:style>
    <style:style style:name="T10" style:family="text">
      <style:text-properties fo:language="zxx" fo:country="none" style:language-asian="zxx" style:country-asian="none" style:language-complex="zxx" style:country-complex="none"/>
    </style:style>
    <style:style style:name="T11" style:family="text">
      <style:text-properties officeooo:rsid="000a0e22"/>
    </style:style>
    <style:style style:name="T12" style:family="text">
      <style:text-properties officeooo:rsid="000ce45f"/>
    </style:style>
    <style:style style:name="T13" style:family="text">
      <style:text-properties fo:color="#c9211e" loext:opacity="100%"/>
    </style:style>
    <style:style style:name="T14" style:family="text">
      <style:text-properties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9">DOC 3 p 128 </text:p>
      <text:p text:style-name="P9"/>
      <text:p text:style-name="P4"><text:span text:style-name="T2">1) </text:span><text:span text:style-name="T1">Vocabulario </text:span></text:p>
      <text:p text:style-name="P9"/>
      <text:p text:style-name="P9">PAPEL/ROLE <text:bookmark text:name="_GoBack"/></text:p>
      <text:p text:style-name="P9"/>
      <text:p text:style-name="P4"><text:span text:style-name="T4">MENER A BIEN</text:span><text:span text:style-name="T1"> / LLEVAR A CABO</text:span></text:p>
      <text:p text:style-name="P9"/>
      <text:p text:style-name="P4"><text:span text:style-name="T4">C’est ce qu’il s’est passé :</text:span><text:span text:style-name="T1"> lo sucedido</text:span></text:p>
      <text:p text:style-name="P9"/>
      <text:p text:style-name="P4"><text:span text:style-name="T4">Ev</text:span><text:span text:style-name="T6">è</text:span><text:span text:style-name="T4">n</text:span><text:span text:style-name="T5">e</text:span><text:span text:style-name="T4">ment</text:span><text:span text:style-name="T1"> :evento </text:span></text:p>
      <text:p text:style-name="P4"><text:span text:style-name="T7">Partager</text:span><text:span text:style-name="T1"> : compartir </text:span></text:p>
      <text:p text:style-name="P4"><text:span text:style-name="T4">Outil</text:span><text:span text:style-name="T1"> : herramienta </text:span></text:p>
      <text:p text:style-name="P4"><text:span text:style-name="T4">M</text:span><text:span text:style-name="T5">ê</text:span><text:span text:style-name="T4">me</text:span><text:span text:style-name="T1"> : <text:s text:c="2"/>incluso </text:span></text:p>
      <text:p text:style-name="P9"/>
      <text:p text:style-name="P9">2 ) <text:s/>15 M : es una fecha (15 de mayo de 2011) </text:p>
      <text:p text:style-name="P9">Fue un día de manifestaciones en toda España </text:p>
      <text:p text:style-name="P9"/>
      <text:p text:style-name="P9">3) Fue para « expresar su descontento con el sistema político y sus gobernantes »</text:p>
      <text:p text:style-name="P9"/>
      <text:p text:style-name="P9">4) Los jóvenes organizaron este movimiento</text:p>
      <text:p text:style-name="P9"/>
      <text:p text:style-name="P9">5) Utilizaron las redes sociales “twitter y facebook” </text:p>
      <text:p text:style-name="P9"><text:line-break/>6) Las redes sociales permitieron la difusión de la <text:s/>información (difundir la convocatoria y su manifiesto )</text:p>
      <text:p text:style-name="P9"/>
      <text:p text:style-name="P9">7) Sí </text:p>
      <text:p text:style-name="P4"><text:span text:style-name="T1">- </text:span><text:span text:style-name="T2">El</text:span><text:span text:style-name="T1"> 15M se convirtió en « </text:span><text:span text:style-name="T3">trending topic </text:span><text:span text:style-name="T1">»</text:span></text:p>
      <text:p text:style-name="P9">- 50 ciudades del Estado </text:p>
      <text:p text:style-name="P9">- Miles de personas </text:p>
      <text:p text:style-name="P9">- Una de las mayores movilizaciones de los últimos años en el Estado español </text:p>
      <text:p text:style-name="P9">- Una gran movilización</text:p>
      <text:p text:style-name="P9"/>
      <text:p text:style-name="P9">8) No, hubo (las revueltas de los países árabes)</text:p>
      <text:p text:style-name="P9"/>
      <text:p text:style-name="P2"/>
      <text:p text:style-name="P1">Vocabulario</text:p>
      <text:p text:style-name="P1"/>
      <text:p text:style-name="P1"><text:span text:style-name="T9">trouble</text:span>: trastorno</text:p>
      <text:p text:style-name="P1"><text:span text:style-name="T9">recherche</text:span>: investigación</text:p>
      <text:p text:style-name="P1"><text:span text:style-name="T9">impliquées</text:span>: involucradas</text:p>
      <text:p text:style-name="P1"><text:span text:style-name="T9">dangereuses</text:span>: peligrosas</text:p>
      <text:p text:style-name="P1">Imágenes resonancia magnética</text:p>
      <text:p text:style-name="P1"/>
      <text:p text:style-name="P1">Síntesis</text:p>
      <text:p text:style-name="P1">Se compara la adicción a internet y a los video juegos con la adicción a las drogas y al alcohol</text:p>
      <text:p text:style-name="P1">Todas las addiciones son peligrosas.</text:p>
      <text:p text:style-name="P1"/>
      <text:p text:style-name="P1"/>
      <text:p text:style-name="P2"/>
      <text:p text:style-name="P2"><text:soft-page-break/></text:p>
      <text:p text:style-name="P2">Viernes 14 de Enero</text:p>
      <text:p text:style-name="P1"/>
      <text:p text:style-name="P10">Prononciation</text:p>
      <text:p text:style-name="P10"/>
      <text:p text:style-name="P10">Attention</text:p>
      <text:p text:style-name="P10"/>
      <text:p text:style-name="P1"><text:span text:style-name="T9">GN → g + n</text:span> (<text:span text:style-name="T10">pas gneuh)</text:span></text:p>
      <text:p text:style-name="P1"><text:span text:style-name="T8">E</text:span>x: <text:span text:style-name="T10">maG-Netico </text:span></text:p>
      <text:p text:style-name="P1"/>
      <text:p text:style-name="P14">EU → é + ou</text:p>
      <text:p text:style-name="P14"><text:s/>Neunorales</text:p>
      <text:p text:style-name="P3"/>
      <text:p text:style-name="P3">Europa</text:p>
      <text:p text:style-name="P3">Europeo</text:p>
      <text:p text:style-name="P3"/>
      <text:p text:style-name="P14">AU → a + ou</text:p>
      <text:p text:style-name="P3">Causa</text:p>
      <text:p text:style-name="P3"/>
      <text:p text:style-name="P11">Vocabulaire</text:p>
      <text:p text:style-name="P11"/>
      <text:p text:style-name="P11">La plupart des mots qui commencent en français par s + consone on l’équivalent en espagnol es + consone.</text:p>
      <text:p text:style-name="P3"/>
      <text:p text:style-name="P3"><text:span text:style-name="T9">Spécial </text:span>→ especial</text:p>
      <text:p text:style-name="P3"><text:span text:style-name="T9">Style</text:span> → Estilo</text:p>
      <text:p text:style-name="P3"><text:span text:style-name="T9">Stipuler</text:span> → estipular </text:p>
      <text:p text:style-name="P3"><text:span text:style-name="T9">Stupeur</text:span> → Estupor</text:p>
      <text:p text:style-name="P3"/>
      <text:p text:style-name="P3">Doc<text:span text:style-name="T8">umento</text:span> 3 Relacionarse a pesar de todo</text:p>
      <text:p text:style-name="P3"/>
      <text:p text:style-name="P5"><text:span text:style-name="T9">Belle</text:span>: <text:s/>Hermosa</text:p>
      <text:p text:style-name="P5"><text:span text:style-name="T9">Qu’ils ajoutent un:</text:span> Que sumen</text:p>
      <text:p text:style-name="P5"><text:span text:style-name="T9">Même</text:span>: Incluso</text:p>
      <text:p text:style-name="P5"><text:span text:style-name="T9">Malgré tout</text:span>: a pesar de todo</text:p>
      <text:p text:style-name="P5"/>
      <text:p text:style-name="P5">2) Tema del documento</text:p>
      <text:p text:style-name="P5">El documento habla de una red social, Booktube. Las personas comparten reseñas de libros</text:p>
      <text:p text:style-name="P5"/>
      <text:p text:style-name="P5">3) Es una experiencia positiva: “entusiasmados”; “sociabilizar”; “transmitir”; ”compartir”; “una pasión hermosa”; “<text:span text:style-name="T11">Hice muchos amigos</text:span>”</text:p>
      <text:p text:style-name="P5"/>
      <text:p text:style-name="P6">4) Traducir de la linea 27 a 32 (hermosa)</text:p>
      <text:p text:style-name="P12">« Quand j’ai commencé, je ne me suis pas imaginé que d’autres allaient commenter mes publications, je l’ai fait seulement parce que je voulais transmettre ce que j’aimais… Donc sur internet j’ai trouvé le moyen de partager mes centres d’intérêts, une belle passion. » </text:p>
      <text:p text:style-name="P13"/>
      <text:p text:style-name="P7"/>
      <text:p text:style-name="P7"/>
      <text:p text:style-name="P7"/>
      <text:p text:style-name="P7"/>
      <text:p text:style-name="P7"/>
      <text:p text:style-name="P7"><text:soft-page-break/>5) Transpón en el presente del indicativo :</text:p>
      <text:p text:style-name="P7">“por que le gusto” (gustar) - le gusta</text:p>
      <text:p text:style-name="P7">“se arraigo” (arraigarse) <text:s/>- se arraiga</text:p>
      <text:p text:style-name="P7">“lo hice” (hacer) - <text:span text:style-name="T12">hago</text:span></text:p>
      <text:p text:style-name="P7">“quería” <text:span text:style-name="T12">(querer) - quiero</text:span></text:p>
      <text:p text:style-name="P7">“me gustaba” - <text:span text:style-name="T12">me gusta</text:span></text:p>
      <text:p text:style-name="P7">“encontré” <text:span text:style-name="T12">(encontrar) – encuentro</text:span></text:p>
      <text:p text:style-name="P7"/>
      <text:p text:style-name="P8">6) Encuentra en el texto todos los imperfectos del indicativo y los pretéritos y da su infinitivo.</text:p>
      <text:p text:style-name="P8"/>
      <table:table table:name="Tableau1" table:style-name="Tableau1">
        <table:table-column table:style-name="Tableau1.A"/>
        <table:table-column table:style-name="Tableau1.B"/>
        <table:table-row table:style-name="TableLine2521787685584">
          <table:table-cell table:style-name="Tableau1.A1" office:value-type="string">
            <text:p text:style-name="P15">Imparfait de l’indicatif</text:p>
          </table:table-cell>
          <table:table-cell table:style-name="Tableau1.B1" office:value-type="string">
            <text:p text:style-name="P15">Passé simple</text:p>
          </table:table-cell>
        </table:table-row>
        <table:table-row table:style-name="TableLine2521787689120">
          <table:table-cell table:style-name="Tableau1.A2" office:value-type="string">
            <text:p text:style-name="P16">Me gustaba (gustar); quería (querer); Iban (ir)</text:p>
          </table:table-cell>
          <table:table-cell table:style-name="Tableau1.B2" office:value-type="string">
            <text:p text:style-name="P16">Se arraigo (arraigarse); Gusto (gustar); Hice (hacer); Encontré (encontrar); Empecé (empezar); Imaginé (imaginar); abrieron (abrir)</text:p>
          </table:table-cell>
        </table:table-row>
      </table:table>
      <text:p text:style-name="P8"/>
      <text:p text:style-name="P8"/>
      <text:p text:style-name="P22">Les temps du passé</text:p>
      <text:p text:style-name="P22"/>
      <text:p text:style-name="P22">1. L’imparfait de l’indicatif</text:p>
      <text:p text:style-name="P22"/>
      <text:p text:style-name="P22">a) Emploi</text:p>
      <text:p text:style-name="P22">L’imparfait de l’indicatif en espagnol s’emploie dans les mêmes cas qu’en français (description dans le passé, actions répétés dans le passé)</text:p>
      <text:p text:style-name="P22"/>
      <text:p text:style-name="P22">b) Formation </text:p>
      <text:p text:style-name="P22"/>
      <table:table table:name="Tableau2" table:style-name="Tableau2">
        <table:table-column table:style-name="Tableau2.A" table:number-columns-repeated="2"/>
        <table:table-row table:style-name="TableLine2521933222416">
          <table:table-cell table:style-name="Tableau2.A1" office:value-type="string">
            <text:p text:style-name="P28">AR – Cantar</text:p>
          </table:table-cell>
          <table:table-cell table:style-name="Tableau2.B1" office:value-type="string">
            <text:p text:style-name="P28"><text:span text:style-name="T10">ER</text:span> | IR – Comer </text:p>
          </table:table-cell>
        </table:table-row>
        <table:table-row table:style-name="TableLine2521933222416">
          <table:table-cell table:style-name="Tableau2.A2" office:value-type="string">
            <text:p text:style-name="P29">Cant<text:span text:style-name="T13">aba</text:span></text:p>
            <text:p text:style-name="P29">Cant<text:span text:style-name="T13">abas</text:span></text:p>
            <text:p text:style-name="P29">Cant<text:span text:style-name="T13">aba</text:span></text:p>
            <text:p text:style-name="P29">Cant<text:span text:style-name="T13">ábamos</text:span></text:p>
            <text:p text:style-name="P29">Cant<text:span text:style-name="T13">abais</text:span></text:p>
            <text:p text:style-name="P29">Cant<text:span text:style-name="T13">aban</text:span></text:p>
          </table:table-cell>
          <table:table-cell table:style-name="Tableau2.B2" office:value-type="string">
            <text:p text:style-name="P29">Com<text:span text:style-name="T13">ía</text:span></text:p>
            <text:p text:style-name="P29">Com<text:span text:style-name="T13">ías</text:span></text:p>
            <text:p text:style-name="P29">Com<text:span text:style-name="T13">ía</text:span></text:p>
            <text:p text:style-name="P29">Com<text:span text:style-name="T13">íamos</text:span></text:p>
            <text:p text:style-name="P29">Com<text:span text:style-name="T13">íais</text:span></text:p>
            <text:p text:style-name="P29">Com<text:span text:style-name="T13">ían</text:span></text:p>
          </table:table-cell>
        </table:table-row>
      </table:table>
      <text:p text:style-name="P22"/>
      <text:p text:style-name="P22">N.B. : La 1ère et la 3ème personne du singulier sont identiques. Seul le contexte pourra les différencier dans un document</text:p>
      <text:p text:style-name="P22"/>
      <text:p text:style-name="P22">3 irréguliers : </text:p>
      <text:p text:style-name="P22"/>
      <text:p text:style-name="P20">Ser → era, eras, era, éramos, erais, eran</text:p>
      <text:p text:style-name="P20">Ir → <text:s/>iba, ibas, iba, íbamos, ibais, iban</text:p>
      <text:p text:style-name="P20">Ver → veía, veías, veía, veíamos, veíais, veías </text:p>
      <text:p text:style-name="P20"/>
      <text:p text:style-name="P21">2.<text:span text:style-name="T9"> Le passé simple</text:span></text:p>
      <text:p text:style-name="P20"/>
      <text:p text:style-name="P23">Citation</text:p>
      <text:p text:style-name="P21">« Para una ciudad del Norte, yo <text:span text:style-name="T13">me fui</text:span> a trabajar, mi vida la <text:span text:style-name="T13">dejé</text:span> entre Ceuta y Gibraltar »</text:p>
      <text:p text:style-name="P21">Manu Chao <text:s/></text:p>
      <text:p text:style-name="P27"/>
      <text:p text:style-name="P24">Le passé simple (<text:span text:style-name="T14">pretérito</text:span>) est un temps davantage utilisé en espagnol que le français notamment à l’oral. Il peut se traduire en français par du passé simple ou par du passé composé</text:p>
      <text:p text:style-name="P24">Ex <text:span text:style-name="T14">Nací</text:span> : Je suis né</text:p>
      <text:p text:style-name="P24"/>
      <text:p text:style-name="P24">Formation</text:p>
      <text:p text:style-name="P24"/>
      <table:table table:name="Tableau3" table:style-name="Tableau3">
        <table:table-column table:style-name="Tableau3.A" table:number-columns-repeated="2"/>
        <table:table-row table:style-name="TableLine2521933231392">
          <table:table-cell table:style-name="Tableau3.A1" office:value-type="string">
            <text:p text:style-name="P31">Verbes en <text:span text:style-name="T10">AR</text:span></text:p>
          </table:table-cell>
          <table:table-cell table:style-name="Tableau3.B1" office:value-type="string">
            <text:p text:style-name="P31">Verbes en <text:span text:style-name="T10">ER | IR</text:span></text:p>
          </table:table-cell>
        </table:table-row>
        <table:table-row table:style-name="TableLine2521933231392">
          <table:table-cell table:style-name="Tableau3.A2" office:value-type="string">
            <text:p text:style-name="P30">Cant<text:span text:style-name="T13">é</text:span></text:p>
            <text:p text:style-name="P30">Cant<text:span text:style-name="T13">aste</text:span></text:p>
            <text:p text:style-name="P30">Cant<text:span text:style-name="T13">ó</text:span></text:p>
            <text:p text:style-name="P30">Cant<text:span text:style-name="T13">amos</text:span></text:p>
            <text:p text:style-name="P30">Cant<text:span text:style-name="T13">asteis</text:span></text:p>
            <text:p text:style-name="P30">Cant<text:span text:style-name="T13">aron</text:span></text:p>
          </table:table-cell>
          <table:table-cell table:style-name="Tableau3.B2" office:value-type="string">
            <text:p text:style-name="P30">Com<text:span text:style-name="T13">í</text:span></text:p>
            <text:p text:style-name="P30">Com<text:span text:style-name="T13">iste</text:span></text:p>
            <text:p text:style-name="P30">Com<text:span text:style-name="T13">ió</text:span></text:p>
            <text:p text:style-name="P30">Com<text:span text:style-name="T13">imos</text:span></text:p>
            <text:p text:style-name="P30">Com<text:span text:style-name="T13">isteis</text:span></text:p>
            <text:p text:style-name="P30">Com<text:span text:style-name="T13">ieron</text:span></text:p>
          </table:table-cell>
        </table:table-row>
      </table:table>
      <text:p text:style-name="P24"/>
      <text:p text:style-name="P24">C’est le seul temps à la 2ème personne du singulier qui ne finit pas par un « S »</text:p>
      <text:p text:style-name="P24"/>
      <text:p text:style-name="P25">Attention : <text:span text:style-name="T14">Canto </text:span>(je chante)</text:p>
      <text:p text:style-name="P25"><text:span text:style-name="T14"><text:s text:c="18"/>Cantó</text:span> : il chanta, il a chanté</text:p>
      <text:p text:style-name="P25">Attention : <text:span text:style-name="T14">Cantamos</text:span> : Nous chantons/Nous avons chanté</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2-01-21T10:50:19.973000000</dc:date>
    <meta:editing-duration>PT21M25S</meta:editing-duration>
    <meta:editing-cycles>6</meta:editing-cycles>
    <meta:document-statistic meta:table-count="3" meta:image-count="0" meta:object-count="0" meta:page-count="4" meta:paragraph-count="119" meta:word-count="662" meta:character-count="3856" meta:non-whitespace-character-count="3260"/>
  </office:meta>
</office:document-meta>
</file>